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officeooo:rsid="00158154" officeooo:paragraph-rsid="00158154" style:font-size-asian="15.75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fo:font-size="16pt" style:text-underline-style="none" officeooo:rsid="00158154" officeooo:paragraph-rsid="00158154" style:font-size-asian="14pt" style:font-size-complex="16pt"/>
    </style:style>
    <style:style style:name="P3" style:family="paragraph" style:parent-style-name="Standard" style:list-style-name="L3">
      <style:paragraph-properties fo:text-align="start" style:justify-single-word="false"/>
      <style:text-properties style:font-name="arial" fo:font-size="16pt" style:text-underline-style="none" officeooo:rsid="0016e209" officeooo:paragraph-rsid="0016e209" style:font-size-asian="14pt" style:font-size-complex="16pt"/>
    </style:style>
    <style:style style:name="P4" style:family="paragraph" style:parent-style-name="Standard" style:list-style-name="L5">
      <style:paragraph-properties fo:text-align="start" style:justify-single-word="false"/>
      <style:text-properties style:font-name="arial" fo:font-size="16pt" style:text-underline-style="none" officeooo:rsid="00179ec9" officeooo:paragraph-rsid="00179ec9" style:font-size-asian="14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officeooo:rsid="00158154" officeooo:paragraph-rsid="00158154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58154" officeooo:paragraph-rsid="0015815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6e209" officeooo:paragraph-rsid="0016e209" style:font-size-asian="12.25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4pt" style:text-underline-style="none" officeooo:rsid="0016e209" officeooo:paragraph-rsid="0016e209" style:font-size-asian="12.25pt" style:font-size-complex="14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4pt" style:text-underline-style="none" officeooo:rsid="0016e209" officeooo:paragraph-rsid="0016e209" style:font-size-asian="12.25pt" style:font-size-complex="14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size="14pt" style:text-underline-style="none" officeooo:rsid="00179ec9" officeooo:paragraph-rsid="00179ec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79ec9" officeooo:paragraph-rsid="00179ec9" style:font-size-asian="12.25pt" style:font-size-complex="14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officeooo:rsid="00179ec9" officeooo:paragraph-rsid="00179ec9" style:font-size-asian="12.25pt" style:font-size-complex="14p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officeooo:rsid="00179ec9" officeooo:paragraph-rsid="00179ec9" style:font-size-asian="12.25pt" style:font-size-complex="14pt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arial" fo:font-size="14pt" style:text-underline-style="none" officeooo:rsid="00179ec9" officeooo:paragraph-rsid="00179ec9" style:font-size-asian="12.25pt" style:font-size-complex="14pt"/>
    </style:style>
    <style:style style:name="P15" style:family="paragraph" style:parent-style-name="Standard" style:list-style-name="L7">
      <style:paragraph-properties fo:text-align="start" style:justify-single-word="false"/>
      <style:text-properties style:font-name="arial" fo:font-size="14pt" style:text-underline-style="none" officeooo:rsid="00179ec9" officeooo:paragraph-rsid="00179ec9" style:font-size-asian="12.25pt" style:font-size-complex="14pt"/>
    </style:style>
    <style:style style:name="P16" style:family="paragraph" style:parent-style-name="Standard" style:list-style-name="L8">
      <style:paragraph-properties fo:text-align="start" style:justify-single-word="false"/>
      <style:text-properties style:font-name="arial" fo:font-size="14pt" style:text-underline-style="none" officeooo:rsid="0017d835" officeooo:paragraph-rsid="0017d835" style:font-size-asian="12.25pt" style:font-size-complex="14pt"/>
    </style:style>
    <style:style style:name="T1" style:family="text">
      <style:text-properties officeooo:rsid="0018ff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zungsprotokolle :</text:p>
      <text:p text:style-name="P1"/>
      <text:list xml:id="list3442577578" text:style-name="L1">
        <text:list-item>
          <text:p text:style-name="P2">Kundeninterview – Beschreibung der Anforderungen</text:p>
          <text:list>
            <text:list-item>
              <text:p text:style-name="P5">Datum: 2017-10-18</text:p>
              <text:list>
                <text:list-item>
                  <text:p text:style-name="P5">Beginn : 15:00</text:p>
                </text:list-item>
                <text:list-item>
                  <text:p text:style-name="P5">Ende : 15:44</text:p>
                </text:list-item>
              </text:list>
            </text:list-item>
            <text:list-item>
              <text:p text:style-name="P5">Teilnehmer : Jan Amann, Marvin Janosch, Dennis Szczepanski, Jan Philip Wahle</text:p>
            </text:list-item>
            <text:list-item>
              <text:p text:style-name="P5">Protokollant : Jan Philip Wahle</text:p>
            </text:list-item>
          </text:list>
        </text:list-item>
      </text:list>
      <text:p text:style-name="P6"/>
      <text:p text:style-name="P7">Besprechungspunkte : </text:p>
      <text:list xml:id="list1932768837" text:style-name="L2">
        <text:list-item>
          <text:p text:style-name="P8">Codeverwaltungssystem einheitlich auswählen : Git, GitHub.</text:p>
        </text:list-item>
        <text:list-item>
          <text:p text:style-name="P8">Synchronisation aller Sitzungs- sowie Zeitprotokolle</text:p>
        </text:list-item>
        <text:list-item>
          <text:p text:style-name="P8">Frontend soll folgendes beinhalten : </text:p>
          <text:list>
            <text:list-item>
              <text:p text:style-name="P8">Editor :</text:p>
              <text:list>
                <text:list-item>
                  <text:p text:style-name="P8">Graphische Oberfläche zum Erstellen von Strecken</text:p>
                </text:list-item>
                <text:list-item>
                  <text:p text:style-name="P8">Speicher- und Ladefunktion</text:p>
                </text:list-item>
                <text:list-item>
                  <text:p text:style-name="P8">Statische Objekte und Hindernisse</text:p>
                </text:list-item>
                <text:list-item>
                  <text:p text:style-name="P8">Dynamische Objekte und Hindernisse</text:p>
                </text:list-item>
              </text:list>
            </text:list-item>
            <text:list-item>
              <text:p text:style-name="P8">2D Simulation</text:p>
            </text:list-item>
            <text:list-item>
              <text:p text:style-name="P8">3D Visualisierung</text:p>
            </text:list-item>
          </text:list>
        </text:list-item>
        <text:list-item>
          <text:p text:style-name="P8">Backend soll folgendes beinhalten :</text:p>
          <text:list>
            <text:list-item>
              <text:p text:style-name="P8">Sensorik des Fahrzeuges</text:p>
            </text:list-item>
            <text:list-item>
              <text:p text:style-name="P8">Physikalische Trägheit</text:p>
            </text:list-item>
            <text:list-item>
              <text:p text:style-name="P8">Selbstlernendes Netzwerk (TensorFlow)</text:p>
            </text:list-item>
          </text:list>
        </text:list-item>
      </text:list>
      <text:p text:style-name="P7"/>
      <text:p text:style-name="P7"/>
      <text:list xml:id="list493193306" text:style-name="L3">
        <text:list-item>
          <text:p text:style-name="P3">Gruppentreffen 24.10.17</text:p>
          <text:list>
            <text:list-item>
              <text:p text:style-name="P9">Datum : 2017-10-24</text:p>
              <text:list>
                <text:list-item>
                  <text:p text:style-name="P9">Beginn : 14:00</text:p>
                </text:list-item>
                <text:list-item>
                  <text:p text:style-name="P9">Ende : 14:45</text:p>
                </text:list-item>
              </text:list>
            </text:list-item>
            <text:list-item>
              <text:p text:style-name="P9">Teilnehmer : Jan Amann, Marvin Janosch, Dennis Szczepanski , Jan Philip Wahle, Khalid Bellouch</text:p>
            </text:list-item>
            <text:list-item>
              <text:p text:style-name="P10">Protokollant : Dennis Szczepanski</text:p>
            </text:list-item>
          </text:list>
        </text:list-item>
      </text:list>
      <text:p text:style-name="P11"/>
      <text:p text:style-name="P11">Besprechungspunkte : </text:p>
      <text:list xml:id="list2623088992" text:style-name="L4">
        <text:list-item>
          <text:p text:style-name="P12">Anlegen einer Codefibel bis zum 1.11.2017</text:p>
        </text:list-item>
        <text:list-item>
          <text:p text:style-name="P12">Überarbeiten des Pflichtenheftes und des Glossars bis zum 1.11.2017</text:p>
        </text:list-item>
        <text:list-item>
          <text:p text:style-name="P12">Diskussion über das Grundgerüst der Strecke</text:p>
          <text:list>
            <text:list-item>
              <text:p text:style-name="P12">Strecke als mehrdimensionales Grid</text:p>
            </text:list-item>
            <text:list-item>
              <text:p text:style-name="P12">Statische Objekte → Umfahren</text:p>
            </text:list-item>
            <text:list-item>
              <text:p text:style-name="P12">Dynamische Objekte → Bremsen</text:p>
            </text:list-item>
            <text:list-item>
              <text:p text:style-name="P12">Aspekte für Fitness definieren : Zeit ohne Kollision, passierte Teilstrecken</text:p>
            </text:list-item>
            <text:list-item>
              <text:p text:style-name="P12"><text:soft-page-break/>Vorerst nur ein Fahrzeugtyp</text:p>
            </text:list-item>
            <text:list-item>
              <text:p text:style-name="P12">Speicherung der Strecken : XML? Json?</text:p>
            </text:list-item>
          </text:list>
        </text:list-item>
      </text:list>
      <text:p text:style-name="P11"/>
      <text:p text:style-name="P11"/>
      <text:list xml:id="list1168772184" text:style-name="L5">
        <text:list-item>
          <text:p text:style-name="P4">Treffen mit Auftraggeber 24.10.17</text:p>
          <text:list>
            <text:list-item>
              <text:p text:style-name="P13">Datum : 2017-10-24</text:p>
              <text:list>
                <text:list-item>
                  <text:p text:style-name="P13">Beginn : 15:05</text:p>
                </text:list-item>
                <text:list-item>
                  <text:p text:style-name="P13">Ende : 15:35</text:p>
                </text:list-item>
              </text:list>
            </text:list-item>
            <text:list-item>
              <text:p text:style-name="P13">Teilnehmer : Jan Amann, Marvin Janosch, Dennis Szczepanski, Khalid Bellouch, <text:span text:style-name="T1">Jan Philip Wahle Hurenson 8==D</text:span></text:p>
            </text:list-item>
            <text:list-item>
              <text:p text:style-name="P13">Protokollant : Dennis Szczepanski</text:p>
            </text:list-item>
          </text:list>
        </text:list-item>
      </text:list>
      <text:p text:style-name="P11"/>
      <text:p text:style-name="P11">Besprechungspunkte :</text:p>
      <text:list xml:id="list1169939699" text:style-name="L6">
        <text:list-item>
          <text:p text:style-name="P14">Erster Einblick in Lasten und Pflichtenheft sowie Klären von Fragen zu :</text:p>
          <text:list>
            <text:list-item>
              <text:p text:style-name="P14">Einsatzgebiet der Software → Wie in Pflichtenheft dokumentiert</text:p>
            </text:list-item>
            <text:list-item>
              <text:p text:style-name="P14">Produktübersicht → Prototyp des UI</text:p>
            </text:list-item>
          </text:list>
        </text:list-item>
        <text:list-item>
          <text:p text:style-name="P14">Besprechen der Gedanken aus dem Gruppentreffen </text:p>
          <text:list>
            <text:list-item>
              <text:p text:style-name="P14">Raster als Strecke → Hindernisse sollten als Fließkommawert gespeichert werden, nicht als weiteres Raster</text:p>
            </text:list-item>
            <text:list-item>
              <text:p text:style-name="P14">Streckenspeicherung → Json praktisch</text:p>
            </text:list-item>
            <text:list-item>
              <text:p text:style-name="P14">Ladereihenfolge von Objekten → Mapgröße, Streckenteile, Objekte</text:p>
            </text:list-item>
            <text:list-item>
              <text:p text:style-name="P14">Beispielhafte Produktleistungen → 64x64 Map mit 100 Objekten</text:p>
            </text:list-item>
          </text:list>
        </text:list-item>
      </text:list>
      <text:p text:style-name="P11"/>
      <text:p text:style-name="P11"/>
      <text:list xml:id="list2679267027" text:style-name="L7">
        <text:list-item>
          <text:p text:style-name="P15">Treffen mit Auftraggeber 03.11.17</text:p>
          <text:list>
            <text:list-item>
              <text:p text:style-name="P15">Datum : 2017-11-03</text:p>
              <text:list>
                <text:list-item>
                  <text:p text:style-name="P15">Beginn : 11:00</text:p>
                </text:list-item>
                <text:list-item>
                  <text:p text:style-name="P15">Ende : 11:30</text:p>
                </text:list-item>
              </text:list>
            </text:list-item>
            <text:list-item>
              <text:p text:style-name="P15">Teilnehmer : Jan Amann, Dennis Szczepanski, Khalid Bellouch</text:p>
            </text:list-item>
            <text:list-item>
              <text:p text:style-name="P15">Protokollant : Dennis Szczepanski</text:p>
            </text:list-item>
          </text:list>
        </text:list-item>
      </text:list>
      <text:p text:style-name="P11"/>
      <text:p text:style-name="P11">Besprechungspunkte : </text:p>
      <text:list xml:id="list4252324066" text:style-name="L8">
        <text:list-item>
          <text:p text:style-name="P16">Einsicht in Pflichtenheft </text:p>
        </text:list-item>
        <text:list-item>
          <text:p text:style-name="P16">Einsicht in Klassendiagramm</text:p>
          <text:list>
            <text:list-item>
              <text:p text:style-name="P16">Polygone oder Splines als Begrenzung → Splines empfohlen , da diese das Arbeiten vereinfachen. Begrenzung als zwei mal stetig differenzierbare Funktion, bei einfachen Kurven nur testen, ob Fahrzeug sich zwischen den Funktionen befindet. Problem → Kreuzungen</text:p>
            </text:list-item>
            <text:list-item>
              <text:p text:style-name="P16">Editor und Simulation nutzen QWindow → QT als Paket assoziieren, und QWindow explizit nennen.</text:p>
            </text:list-item>
          </text:list>
        </text:list-item>
        <text:list-item>
          <text:p text:style-name="P16">Besprechen von kommender Abgabe</text:p>
          <text:list>
            <text:list-item>
              <text:p text:style-name="P16">Benutzerhandbuch</text:p>
              <text:list>
                <text:list-item>
                  <text:p text:style-name="P16">Beschreibungen aller Menüs und Funktionen</text:p>
                </text:list-item>
              </text:list>
            </text:list-item>
            <text:list-item>
              <text:p text:style-name="P16">Zusätzlich dynamische Diagramme abgeben</text:p>
              <text:list>
                <text:list-item>
                  <text:p text:style-name="P16"><text:soft-page-break/>Use-Case Diagramm</text:p>
                </text:list-item>
                <text:list-item>
                  <text:p text:style-name="P16">Sequenzdiagramm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29:47.766454103</meta:creation-date>
    <dc:date>2017-11-06T12:00:44.789852286</dc:date>
    <meta:editing-duration>PT7M44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3" meta:paragraph-count="70" meta:word-count="431" meta:character-count="2903" meta:non-whitespace-character-count="2600"/>
  </office:meta>
</office:document-meta>
</file>